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I-1198">
            <text:p>I-1198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7200.0">
            <text:p>7200.0</text:p>
          </table:table-cell>
          <table:table-cell office:value-type="float" office:value="175.0">
            <text:p>175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81">
            <text:p>1.81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TrautmanWillis1966,ShennanEtal2018">
            <text:p>TrautmanWillis1966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3">
            <text:p>SUERC-51633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4859.0">
            <text:p>4859.0</text:p>
          </table:table-cell>
          <table:table-cell office:value-type="float" office:value="36.0">
            <text:p>36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1.0">
            <text:p>-11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4">
            <text:p>SUERC-51634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0219.0">
            <text:p>10219.0</text:p>
          </table:table-cell>
          <table:table-cell office:value-type="float" office:value="38.0">
            <text:p>38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3.2">
            <text:p>-13.2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6">
            <text:p>SUERC-51636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4766.0">
            <text:p>4766.0</text:p>
          </table:table-cell>
          <table:table-cell office:value-type="float" office:value="37.0">
            <text:p>37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0.7">
            <text:p>-10.7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5">
            <text:p>SUERC-51635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9570.0">
            <text:p>9570.0</text:p>
          </table:table-cell>
          <table:table-cell office:value-type="float" office:value="39.0">
            <text:p>39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3.4">
            <text:p>-13.4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I-1199">
            <text:p>I-1199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3125.0">
            <text:p>3125.0</text:p>
          </table:table-cell>
          <table:table-cell office:value-type="float" office:value="150.0">
            <text:p>150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01">
            <text:p>2.01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TrautmanWillis1966,ShennanEtal2018">
            <text:p>TrautmanWillis1966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C-139027">
            <text:p>UC-139027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165.0">
            <text:p>11165.0</text:p>
          </table:table-cell>
          <table:table-cell office:value-type="float" office:value="45.0">
            <text:p>4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3.9">
            <text:p>-13.9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C-139026">
            <text:p>UC-139026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320.0">
            <text:p>11320.0</text:p>
          </table:table-cell>
          <table:table-cell office:value-type="float" office:value="45.0">
            <text:p>4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5.1">
            <text:p>-15.1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C-139025">
            <text:p>UC-139025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050.0">
            <text:p>11050.0</text:p>
          </table:table-cell>
          <table:table-cell office:value-type="float" office:value="45.0">
            <text:p>4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4">
            <text:p>-14.4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C-139024">
            <text:p>UC-139024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0970.0">
            <text:p>10970.0</text:p>
          </table:table-cell>
          <table:table-cell office:value-type="float" office:value="100.0">
            <text:p>1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9">
            <text:p>-19.9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2">
            <text:p>SUERC-51632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7436.0">
            <text:p>7436.0</text:p>
          </table:table-cell>
          <table:table-cell office:value-type="float" office:value="36.0">
            <text:p>36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3.8">
            <text:p>-13.8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50">
            <text:p>SUERC-45950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0819.0">
            <text:p>10819.0</text:p>
          </table:table-cell>
          <table:table-cell office:value-type="float" office:value="43.0">
            <text:p>43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0.5">
            <text:p>-40.5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51">
            <text:p>SUERC-45951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8392.0">
            <text:p>8392.0</text:p>
          </table:table-cell>
          <table:table-cell office:value-type="float" office:value="39.0">
            <text:p>39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0">
            <text:p>-19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C-139028">
            <text:p>UC-139028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215.0">
            <text:p>11215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4">
            <text:p>-14.4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635">
            <text:p>Q-635</text:p>
          </table:table-cell>
          <table:table-cell office:value-type="float" office:value="54.51">
            <text:p>54.51</text:p>
          </table:table-cell>
          <table:table-cell office:value-type="float" office:value="-5.65">
            <text:p>-5.65</text:p>
          </table:table-cell>
          <table:table-cell office:value-type="float" office:value="2660.0">
            <text:p>266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2">
            <text:p>4.02</text:p>
          </table:table-cell>
          <table:table-cell office:value-type="float" office:value="2.24">
            <text:p>2.24</text:p>
          </table:table-cell>
          <table:table-cell office:value-type="float" office:value="2.24">
            <text:p>2.24</text:p>
          </table:table-cell>
          <table:table-cell office:value-type="string" office:value="StephensCollins1960,ShennanEtal2018">
            <text:p>StephensCollins1960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AA-22820">
            <text:p>AA-22820</text:p>
          </table:table-cell>
          <table:table-cell office:value-type="float" office:value="54.31">
            <text:p>54.31</text:p>
          </table:table-cell>
          <table:table-cell office:value-type="float" office:value="-5.52">
            <text:p>-5.52</text:p>
          </table:table-cell>
          <table:table-cell office:value-type="float" office:value="14185.0">
            <text:p>14185.0</text:p>
          </table:table-cell>
          <table:table-cell office:value-type="float" office:value="115.0">
            <text:p>11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61">
            <text:p>2.61</text:p>
          </table:table-cell>
          <table:table-cell office:value-type="float" office:value="2.61">
            <text:p>2.61</text:p>
          </table:table-cell>
          <table:table-cell office:value-type="string" office:value="McCabeClark1998,ShennanEtal2018">
            <text:p>McCabeClark1998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AA-22821">
            <text:p>AA-22821</text:p>
          </table:table-cell>
          <table:table-cell office:value-type="float" office:value="54.31">
            <text:p>54.31</text:p>
          </table:table-cell>
          <table:table-cell office:value-type="float" office:value="-5.52">
            <text:p>-5.52</text:p>
          </table:table-cell>
          <table:table-cell office:value-type="float" office:value="14355.0">
            <text:p>14355.0</text:p>
          </table:table-cell>
          <table:table-cell office:value-type="float" office:value="105.0">
            <text:p>10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61">
            <text:p>2.61</text:p>
          </table:table-cell>
          <table:table-cell office:value-type="float" office:value="2.61">
            <text:p>2.61</text:p>
          </table:table-cell>
          <table:table-cell office:value-type="string" office:value="McCabeClark1998,ShennanEtal2018">
            <text:p>McCabeClark1998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6370">
            <text:p>SUERC-46370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3022.0">
            <text:p>13022.0</text:p>
          </table:table-cell>
          <table:table-cell office:value-type="float" office:value="92.0">
            <text:p>92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0.6">
            <text:p>-40.6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t-3066">
            <text:p>St-3066</text:p>
          </table:table-cell>
          <table:table-cell office:value-type="float" office:value="54.6">
            <text:p>54.6</text:p>
          </table:table-cell>
          <table:table-cell office:value-type="float" office:value="-5.93">
            <text:p>-5.93</text:p>
          </table:table-cell>
          <table:table-cell office:value-type="float" office:value="9130.0">
            <text:p>913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2.94">
            <text:p>-12.94</text:p>
          </table:table-cell>
          <table:table-cell office:value-type="float" office:value="0.97">
            <text:p>0.97</text:p>
          </table:table-cell>
          <table:table-cell office:value-type="float" office:value="0.97">
            <text:p>0.97</text:p>
          </table:table-cell>
          <table:table-cell office:value-type="string" office:value="ManningEtal1970,WelinEtal1971,ShennanEtal2018">
            <text:p>ManningEtal1970,WelinEtal1971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RR-383">
            <text:p>SRR-383</text:p>
          </table:table-cell>
          <table:table-cell office:value-type="float" office:value="54.27">
            <text:p>54.27</text:p>
          </table:table-cell>
          <table:table-cell office:value-type="float" office:value="-5.65">
            <text:p>-5.65</text:p>
          </table:table-cell>
          <table:table-cell office:value-type="float" office:value="8380.0">
            <text:p>83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1">
            <text:p>-0.3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Wilson1972,HarknessWilson1979,ShennanEtal2018">
            <text:p>Wilson1972,HarknessWilson197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64">
            <text:p>SUERC-45964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0647.0">
            <text:p>10647.0</text:p>
          </table:table-cell>
          <table:table-cell office:value-type="float" office:value="42.0">
            <text:p>42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0">
            <text:p>-19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61">
            <text:p>SUERC-45961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107.0">
            <text:p>11107.0</text:p>
          </table:table-cell>
          <table:table-cell office:value-type="float" office:value="44.0">
            <text:p>44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2">
            <text:p>-14.2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53">
            <text:p>SUERC-45953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0060.0">
            <text:p>10060.0</text:p>
          </table:table-cell>
          <table:table-cell office:value-type="float" office:value="42.0">
            <text:p>42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2">
            <text:p>-14.2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371">
            <text:p>Q-371</text:p>
          </table:table-cell>
          <table:table-cell office:value-type="float" office:value="54.51">
            <text:p>54.51</text:p>
          </table:table-cell>
          <table:table-cell office:value-type="float" office:value="-5.47">
            <text:p>-5.47</text:p>
          </table:table-cell>
          <table:table-cell office:value-type="float" office:value="10130.0">
            <text:p>10130.0</text:p>
          </table:table-cell>
          <table:table-cell office:value-type="float" office:value="170.0">
            <text:p>1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83">
            <text:p>-0.83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MorrisonStephens1965,ShennanEtal2018">
            <text:p>MorrisonStephens1965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52">
            <text:p>SUERC-45952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8245.0">
            <text:p>8245.0</text:p>
          </table:table-cell>
          <table:table-cell office:value-type="float" office:value="47.0">
            <text:p>47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2">
            <text:p>-19.2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368">
            <text:p>Q-368</text:p>
          </table:table-cell>
          <table:table-cell office:value-type="float" office:value="54.51">
            <text:p>54.51</text:p>
          </table:table-cell>
          <table:table-cell office:value-type="float" office:value="-5.47">
            <text:p>-5.47</text:p>
          </table:table-cell>
          <table:table-cell office:value-type="float" office:value="10210.0">
            <text:p>10210.0</text:p>
          </table:table-cell>
          <table:table-cell office:value-type="float" office:value="150.0">
            <text:p>1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78">
            <text:p>-0.78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MorrisonStephens1965,ShennanEtal2018">
            <text:p>MorrisonStephens1965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367">
            <text:p>Q-367</text:p>
          </table:table-cell>
          <table:table-cell office:value-type="float" office:value="54.51">
            <text:p>54.51</text:p>
          </table:table-cell>
          <table:table-cell office:value-type="float" office:value="-5.47">
            <text:p>-5.47</text:p>
          </table:table-cell>
          <table:table-cell office:value-type="float" office:value="9090.0">
            <text:p>9090.0</text:p>
          </table:table-cell>
          <table:table-cell office:value-type="float" office:value="150.0">
            <text:p>1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69">
            <text:p>-0.69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MorrisonStephens1965,ShennanEtal2018">
            <text:p>MorrisonStephens1965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366">
            <text:p>Q-366</text:p>
          </table:table-cell>
          <table:table-cell office:value-type="float" office:value="54.51">
            <text:p>54.51</text:p>
          </table:table-cell>
          <table:table-cell office:value-type="float" office:value="-5.47">
            <text:p>-5.47</text:p>
          </table:table-cell>
          <table:table-cell office:value-type="float" office:value="9430.0">
            <text:p>9430.0</text:p>
          </table:table-cell>
          <table:table-cell office:value-type="float" office:value="150.0">
            <text:p>1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72">
            <text:p>-0.72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MorrisonStephens1965,ShennanEtal2018">
            <text:p>MorrisonStephens1965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360">
            <text:p>Q-360</text:p>
          </table:table-cell>
          <table:table-cell office:value-type="float" office:value="54.51">
            <text:p>54.51</text:p>
          </table:table-cell>
          <table:table-cell office:value-type="float" office:value="-5.47">
            <text:p>-5.47</text:p>
          </table:table-cell>
          <table:table-cell office:value-type="float" office:value="12110.0">
            <text:p>12110.0</text:p>
          </table:table-cell>
          <table:table-cell office:value-type="float" office:value="150.0">
            <text:p>150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39">
            <text:p>-2.39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MorrisonStephens1965,ShennanEtal2018">
            <text:p>MorrisonStephens1965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214">
            <text:p>Q-214</text:p>
          </table:table-cell>
          <table:table-cell office:value-type="float" office:value="54.5">
            <text:p>54.5</text:p>
          </table:table-cell>
          <table:table-cell office:value-type="float" office:value="-5.46">
            <text:p>-5.46</text:p>
          </table:table-cell>
          <table:table-cell office:value-type="float" office:value="8160.0">
            <text:p>8160.0</text:p>
          </table:table-cell>
          <table:table-cell office:value-type="float" office:value="135.0">
            <text:p>13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41">
            <text:p>0.41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MorrisonStephens1960,GodwinWillis1960,ShennanEtal2018">
            <text:p>MorrisonStephens1960,GodwinWillis1960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AA-21822">
            <text:p>AA-21822</text:p>
          </table:table-cell>
          <table:table-cell office:value-type="float" office:value="54.55">
            <text:p>54.55</text:p>
          </table:table-cell>
          <table:table-cell office:value-type="float" office:value="-5.69">
            <text:p>-5.69</text:p>
          </table:table-cell>
          <table:table-cell office:value-type="float" office:value="13140.0">
            <text:p>13140.0</text:p>
          </table:table-cell>
          <table:table-cell office:value-type="float" office:value="95.0">
            <text:p>9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37">
            <text:p>2.37</text:p>
          </table:table-cell>
          <table:table-cell office:value-type="float" office:value="2.37">
            <text:p>2.37</text:p>
          </table:table-cell>
          <table:table-cell office:value-type="string" office:value="McCabeClark1998,ShennanEtal2018">
            <text:p>McCabeClark1998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LJ-908">
            <text:p>LJ-908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3380.0">
            <text:p>3380.0</text:p>
          </table:table-cell>
          <table:table-cell office:value-type="float" office:value="180.0">
            <text:p>1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62">
            <text:p>0.62</text:p>
          </table:table-cell>
          <table:table-cell office:value-type="float" office:value="1.71">
            <text:p>1.71</text:p>
          </table:table-cell>
          <table:table-cell office:value-type="float" office:value="1.71">
            <text:p>1.71</text:p>
          </table:table-cell>
          <table:table-cell office:value-type="string" office:value="SinghSmith1973,ShennanEtal2018">
            <text:p>SinghSmith1973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LJ-907">
            <text:p>LJ-907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2710.0">
            <text:p>2710.0</text:p>
          </table:table-cell>
          <table:table-cell office:value-type="float" office:value="150.0">
            <text:p>1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54">
            <text:p>-0.54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inghSmith1973,ShennanEtal2018">
            <text:p>SinghSmith1973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LJ-904">
            <text:p>LJ-904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7650.0">
            <text:p>7650.0</text:p>
          </table:table-cell>
          <table:table-cell office:value-type="float" office:value="400.0">
            <text:p>40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69">
            <text:p>-0.69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inghSmith1973,ShennanEtal2018">
            <text:p>SinghSmith1973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B-431">
            <text:p>UB-431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6565.0">
            <text:p>6565.0</text:p>
          </table:table-cell>
          <table:table-cell office:value-type="float" office:value="105.0">
            <text:p>10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02">
            <text:p>3.02</text:p>
          </table:table-cell>
          <table:table-cell office:value-type="float" office:value="2.24">
            <text:p>2.24</text:p>
          </table:table-cell>
          <table:table-cell office:value-type="float" office:value="2.24">
            <text:p>2.24</text:p>
          </table:table-cell>
          <table:table-cell office:value-type="string" office:value="DresserEtal1973,ShennanEtal2018">
            <text:p>DresserEtal1973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B-744">
            <text:p>UB-744</text:p>
          </table:table-cell>
          <table:table-cell office:value-type="float" office:value="54.51">
            <text:p>54.51</text:p>
          </table:table-cell>
          <table:table-cell office:value-type="float" office:value="-5.47">
            <text:p>-5.47</text:p>
          </table:table-cell>
          <table:table-cell office:value-type="float" office:value="7640.0">
            <text:p>764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75">
            <text:p>0.75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SmithEtal1974,ShennanEtal2018">
            <text:p>SmithEtal1974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LJ-903">
            <text:p>LJ-903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6550.0">
            <text:p>6550.0</text:p>
          </table:table-cell>
          <table:table-cell office:value-type="float" office:value="300.0">
            <text:p>30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0.72">
            <text:p>0.72</text:p>
          </table:table-cell>
          <table:table-cell office:value-type="float" office:value="2.24">
            <text:p>2.24</text:p>
          </table:table-cell>
          <table:table-cell office:value-type="float" office:value="2.24">
            <text:p>2.24</text:p>
          </table:table-cell>
          <table:table-cell office:value-type="string" office:value="SinghSmith1973,ShennanEtal2018">
            <text:p>SinghSmith1973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B-9216">
            <text:p>UB-9216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3449.0">
            <text:p>13449.0</text:p>
          </table:table-cell>
          <table:table-cell office:value-type="float" office:value="56.0">
            <text:p>56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7">
            <text:p>-26.7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632-3">
            <text:p>Q-632-3</text:p>
          </table:table-cell>
          <table:table-cell office:value-type="float" office:value="54.51">
            <text:p>54.51</text:p>
          </table:table-cell>
          <table:table-cell office:value-type="float" office:value="-5.65">
            <text:p>-5.65</text:p>
          </table:table-cell>
          <table:table-cell office:value-type="float" office:value="7500.0">
            <text:p>7500.0</text:p>
          </table:table-cell>
          <table:table-cell office:value-type="float" office:value="345.0">
            <text:p>34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01">
            <text:p>1.01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tephensCollins1960,ShennanEtal2018">
            <text:p>StephensCollins1960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1">
            <text:p>SUERC-51631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8232.0">
            <text:p>8232.0</text:p>
          </table:table-cell>
          <table:table-cell office:value-type="float" office:value="37.0">
            <text:p>37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8">
            <text:p>-25.8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0">
            <text:p>SUERC-51630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8199.0">
            <text:p>8199.0</text:p>
          </table:table-cell>
          <table:table-cell office:value-type="float" office:value="37.0">
            <text:p>37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4">
            <text:p>-25.4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27">
            <text:p>SUERC-51627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7941.0">
            <text:p>7941.0</text:p>
          </table:table-cell>
          <table:table-cell office:value-type="float" office:value="37.0">
            <text:p>37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9">
            <text:p>-19.9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26">
            <text:p>SUERC-51626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8202.0">
            <text:p>8202.0</text:p>
          </table:table-cell>
          <table:table-cell office:value-type="float" office:value="38.0">
            <text:p>38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6">
            <text:p>-19.6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B-856">
            <text:p>UB-856</text:p>
          </table:table-cell>
          <table:table-cell office:value-type="float" office:value="54.63">
            <text:p>54.63</text:p>
          </table:table-cell>
          <table:table-cell office:value-type="float" office:value="-5.85">
            <text:p>-5.85</text:p>
          </table:table-cell>
          <table:table-cell office:value-type="float" office:value="9890.0">
            <text:p>989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0.18">
            <text:p>-10.18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PearsonPilcher1975,ShennanEtal2018">
            <text:p>PearsonPilcher1975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Beta-202999">
            <text:p>Beta-202999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2000.0">
            <text:p>1200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Beta-203000">
            <text:p>Beta-203000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670.0">
            <text:p>1167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Beta-203001">
            <text:p>Beta-203001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2030.0">
            <text:p>1203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7.0">
            <text:p>-27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62">
            <text:p>SUERC-45962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0714.0">
            <text:p>10714.0</text:p>
          </table:table-cell>
          <table:table-cell office:value-type="float" office:value="43.0">
            <text:p>43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2">
            <text:p>-19.2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25">
            <text:p>SUERC-51625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6887.0">
            <text:p>6887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2">
            <text:p>-19.2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Beta-202998">
            <text:p>Beta-202998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990.0">
            <text:p>1199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B-9217">
            <text:p>UB-9217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9437.0">
            <text:p>9437.0</text:p>
          </table:table-cell>
          <table:table-cell office:value-type="float" office:value="30.0">
            <text:p>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8">
            <text:p>-25.8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8869">
            <text:p>SUERC-48869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088.0">
            <text:p>11088.0</text:p>
          </table:table-cell>
          <table:table-cell office:value-type="float" office:value="45.0">
            <text:p>4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4">
            <text:p>-14.4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